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0106201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RSENNE</text:p>
          </table:table-cell>
          <table:table-cell table:style-name="ce1" office:value-type="string" calcext:value-type="string">
            <text:p>DIVIDENDO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QUOCIENTE</text:p>
          </table:table-cell>
          <table:table-cell table:style-name="ce1" office:value-type="string" calcext:value-type="string">
            <text:p>RESTO</text:p>
          </table:table-cell>
          <table:table-cell table:style-name="ce1" office:value-type="string" calcext:value-type="string">
            <text:p>PRODUTO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2^[.A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3" calcext:value-type="float">
            <text:p>3</text:p>
          </table:table-cell>
          <table:table-cell table:formula="of:=([.C3]*[.D3])+[.E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2^[.A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3]" office:value-type="float" office:value="7" calcext:value-type="float">
            <text:p>7</text:p>
          </table:table-cell>
          <table:table-cell table:formula="of:=([.C4]*[.D4])+[.E4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2^[.A4]" office:value-type="float" office:value="32" calcext:value-type="float">
            <text:p>32</text:p>
          </table:table-cell>
          <table:table-cell table:formula="of:=3^1" office:value-type="float" office:value="3" calcext:value-type="float">
            <text:p>3</text:p>
          </table:table-cell>
          <table:table-cell table:formula="of:=[.B4]" office:value-type="float" office:value="31" calcext:value-type="float">
            <text:p>31</text:p>
          </table:table-cell>
          <table:table-cell table:formula="of:=([.C5]*[.D5])+[.E5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2^[.A5]" office:value-type="float" office:value="128" calcext:value-type="float">
            <text:p>128</text:p>
          </table:table-cell>
          <table:table-cell table:formula="of:=3*21" office:value-type="float" office:value="63" calcext:value-type="float">
            <text:p>63</text:p>
          </table:table-cell>
          <table:table-cell table:formula="of:=[.B5]" office:value-type="float" office:value="127" calcext:value-type="float">
            <text:p>127</text:p>
          </table:table-cell>
          <table:table-cell table:formula="of:=([.C6]*[.D6])+[.E6]" office:value-type="float" office:value="8191" calcext:value-type="float">
            <text:p>81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2^[.A6]" office:value-type="float" office:value="8192" calcext:value-type="float">
            <text:p>8192</text:p>
          </table:table-cell>
          <table:table-cell table:formula="of:=3*5" office:value-type="float" office:value="15" calcext:value-type="float">
            <text:p>15</text:p>
          </table:table-cell>
          <table:table-cell table:formula="of:=[.B6]" office:value-type="float" office:value="8191" calcext:value-type="float">
            <text:p>8191</text:p>
          </table:table-cell>
          <table:table-cell table:formula="of:=([.C7]*[.D7])+[.E7]" office:value-type="float" office:value="131071" calcext:value-type="float">
            <text:p>1310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2^[.A7]"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table:formula="of:=[.B7]" office:value-type="float" office:value="131071" calcext:value-type="float">
            <text:p>131071</text:p>
          </table:table-cell>
          <table:table-cell table:formula="of:=([.C8]*[.D8])+[.E8]" office:value-type="float" office:value="524287" calcext:value-type="float">
            <text:p>52428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2^[.A8]" office:value-type="float" office:value="524288" calcext:value-type="float">
            <text:p>524288</text:p>
          </table:table-cell>
          <table:table-cell table:formula="of:=3*1365" office:value-type="float" office:value="4095" calcext:value-type="float">
            <text:p>4095</text:p>
          </table:table-cell>
          <table:table-cell table:formula="of:=[.B8]" office:value-type="float" office:value="524287" calcext:value-type="float">
            <text:p>524287</text:p>
          </table:table-cell>
          <table:table-cell table:formula="of:=([.C9]*[.D9])+[.E9]" office:value-type="float" office:value="2147483647" calcext:value-type="float">
            <text:p>2147483647</text:p>
          </table:table-cell>
          <table:table-cell/>
        </table:table-row>
      </table:table>
      <table:table table:name="07062016" table:style-name="ta1" table:print="false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MERSENNE</text:p>
          </table:table-cell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QUADRADO</text:p>
          </table:table-cell>
          <table:table-cell table:style-name="ce2" office:value-type="string" calcext:value-type="string">
            <text:p>D[0]</text:p>
          </table:table-cell>
          <table:table-cell table:style-name="ce2" office:value-type="string" calcext:value-type="string">
            <text:p>D[1]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office:annotation draw:style-name="gr1" draw:text-style-name="P2" svg:width="28.99mm" svg:height="5.96mm" svg:x="164.04mm" svg:y="0mm" draw:caption-point-x="-6.1mm" draw:caption-point-y="0.1mm">
              <dc:date>2016-06-02T00:00:00</dc:date>
              <text:p text:style-name="P1"><text:span text:style-name="T1">e=(b*d[0])+d[1]</text:span></text:p>
            </office:annotation>
            <text:p>E</text:p>
          </table:table-cell>
          <table:table-cell table:style-name="ce1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formula="of:=2^[.A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2^[.A3]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*2" office:value-type="float" office:value="2" calcext:value-type="float">
            <text:p>2</text:p>
          </table:table-cell>
          <table:table-cell table:formula="of:=[.B3]-[.B2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2^[.A4]"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]*2" office:value-type="float" office:value="6" calcext:value-type="float">
            <text:p>6</text:p>
          </table:table-cell>
          <table:table-cell table:formula="of:=[.B4]-[.B3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2^[.A5]" office:value-type="float" office:value="128" calcext:value-type="float">
            <text:p>128</text:p>
          </table:table-cell>
          <table:table-cell table:formula="of:=2^2-1" office:value-type="float" office:value="3" calcext:value-type="float">
            <text:p>3</text:p>
          </table:table-cell>
          <table:table-cell table:formula="of:=2^2-1" office:value-type="float" office:value="3" calcext:value-type="float">
            <text:p>3</text:p>
          </table:table-cell>
          <table:table-cell table:formula="of:=[.D5]*2" office:value-type="float" office:value="6" calcext:value-type="float">
            <text:p>6</text:p>
          </table:table-cell>
          <table:table-cell table:formula="of:=[.B5]-[.B4]" office:value-type="float" office:value="96" calcext:value-type="float">
            <text:p>9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2^[.A6]" office:value-type="float" office:value="8192" calcext:value-type="float">
            <text:p>8192</text:p>
          </table:table-cell>
          <table:table-cell table:formula="of:=(2^6)-1" office:value-type="float" office:value="63" calcext:value-type="float">
            <text:p>63</text:p>
          </table:table-cell>
          <table:table-cell table:style-name="ce4" table:formula="of:=(2^([.A5]-1))-1" office:value-type="float" office:value="63" calcext:value-type="float">
            <office:annotation draw:style-name="gr2" draw:text-style-name="P2" svg:width="28.99mm" svg:height="9.39mm" svg:x="118.88mm" svg:y="7.57mm" draw:caption-point-x="-6.1mm" draw:caption-point-y="15.1mm">
              <dc:date>2016-06-02T00:00:00</dc:date>
              <text:p text:style-name="P1"><text:span text:style-name="T1">2^6-1</text:span></text:p>
            </office:annotation>
            <text:p>63</text:p>
          </table:table-cell>
          <table:table-cell table:formula="of:=[.D6]*2" office:value-type="float" office:value="126" calcext:value-type="float">
            <text:p>126</text:p>
          </table:table-cell>
          <table:table-cell table:formula="of:=[.B6]-[.B5]" office:value-type="float" office:value="8064" calcext:value-type="float">
            <text:p>806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2^[.A7]" office:value-type="float" office:value="131072" calcext:value-type="float">
            <text:p>131072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15" calcext:value-type="float">
            <office:annotation draw:style-name="gr1" draw:text-style-name="P2" svg:width="28.99mm" svg:height="5.96mm" svg:x="118.88mm" svg:y="12.09mm" draw:caption-point-x="-6.1mm" draw:caption-point-y="15.1mm">
              <dc:date>2016-06-02T00:00:00</dc:date>
              <text:p text:style-name="P1"><text:span text:style-name="T1">2⁴-1</text:span></text:p>
            </office:annotation>
            <text:p>15</text:p>
          </table:table-cell>
          <table:table-cell table:formula="of:=[.D7]*2" office:value-type="float" office:value="30" calcext:value-type="float">
            <text:p>30</text:p>
          </table:table-cell>
          <table:table-cell table:formula="of:=[.B7]-[.B6]" office:value-type="float" office:value="122880" calcext:value-type="float">
            <text:p>122880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2^[.A8]" office:value-type="float" office:value="524288" calcext:value-type="float">
            <text:p>52428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formula="of:=[.D8]*2" office:value-type="float" office:value="6" calcext:value-type="float">
            <text:p>6</text:p>
          </table:table-cell>
          <table:table-cell table:formula="of:=[.B8]-[.B7]" office:value-type="float" office:value="393216" calcext:value-type="float">
            <text:p>3932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2^[.A9]" office:value-type="float" office:value="2147483648" calcext:value-type="float">
            <text:p>2147483648</text:p>
          </table:table-cell>
          <table:table-cell office:value-type="float" office:value="4095" calcext:value-type="float">
            <text:p>4095</text:p>
          </table:table-cell>
          <table:table-cell table:style-name="ce4" office:value-type="float" office:value="4095" calcext:value-type="float">
            <office:annotation draw:style-name="gr1" draw:text-style-name="P2" svg:width="28.99mm" svg:height="5.96mm" svg:x="118.88mm" svg:y="21.12mm" draw:caption-point-x="-6.1mm" draw:caption-point-y="15.1mm">
              <dc:date>2016-06-02T00:00:00</dc:date>
              <text:p text:style-name="P1"><text:span text:style-name="T1">2^12-1</text:span></text:p>
            </office:annotation>
            <text:p>4095</text:p>
          </table:table-cell>
          <table:table-cell table:formula="of:=[.D9]*2" office:value-type="float" office:value="8190" calcext:value-type="float">
            <text:p>8190</text:p>
          </table:table-cell>
          <table:table-cell table:formula="of:=[.B9]-[.B8]" office:value-type="float" office:value="2146959360" calcext:value-type="float">
            <text:p>2146959360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[.A10]-1" office:value-type="float" office:value="2.30584300921369E+018" calcext:value-type="float">
            <text:p>2,30584300921369E+018</text:p>
          </table:table-cell>
          <table:table-cell table:formula="of:=2^[.A10]" office:value-type="float" office:value="2.30584300921369E+018" calcext:value-type="float">
            <text:p>2,30584300921369E+018</text:p>
          </table:table-cell>
          <table:table-cell office:value-type="float" office:value="1073741823" calcext:value-type="float">
            <text:p>1073741823</text:p>
          </table:table-cell>
          <table:table-cell office:value-type="float" office:value="1073741823" calcext:value-type="float">
            <office:annotation draw:style-name="gr1" draw:text-style-name="P2" svg:width="28.99mm" svg:height="5.96mm" svg:x="118.88mm" svg:y="25.64mm" draw:caption-point-x="-6.1mm" draw:caption-point-y="15.1mm">
              <dc:date>2016-06-02T00:00:00</dc:date>
              <text:p text:style-name="P1"><text:span text:style-name="T1">2^30-1</text:span></text:p>
            </office:annotation>
            <text:p>1073741823</text:p>
          </table:table-cell>
          <table:table-cell table:formula="of:=[.D10]*2" office:value-type="float" office:value="2147483646" calcext:value-type="float">
            <text:p>2147483646</text:p>
          </table:table-cell>
          <table:table-cell table:formula="of:=[.B10]-[.B9]" office:value-type="float" office:value="2.30584300706621E+018" calcext:value-type="float">
            <text:p>2,30584300706621E+018</text:p>
          </table:table-cell>
          <table:table-cell table:number-columns-repeated="1014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style-name="Default" table:number-columns-repeated="6"/>
          <table:table-cell table:number-columns-repeated="1014"/>
        </table:table-row>
      </table:table>
      <table:table table:name="Planilha3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MERSENNE</text:p>
          </table:table-cell>
          <table:table-cell table:style-name="ce2" office:value-type="string" calcext:value-type="string">
            <text:p>PRODUTO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MADE</text:p>
          </table:table-cell>
          <table:table-cell table:style-name="ce1" office:value-type="string" calcext:value-type="string">
            <text:p>MULTIDE</text:p>
          </table:table-cell>
          <table:table-cell table:style-name="ce1" office:value-type="string" calcext:value-type="string" table:number-columns-spanned="2" table:number-rows-spanned="1">
            <text:p>DIVMOD(B/C)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DIFEXPA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+[.D3]" office:value-type="float" office:value="3" calcext:value-type="float">
            <text:p>3</text:p>
          </table:table-cell>
          <table:table-cell table:formula="of:=[.E3]*[.D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4]+[.D4]" office:value-type="float" office:value="5" calcext:value-type="float">
            <text:p>5</text:p>
          </table:table-cell>
          <table:table-cell table:formula="of:=[.E4]*[.D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5]+[.D5]" office:value-type="float" office:value="7" calcext:value-type="float">
            <text:p>7</text:p>
          </table:table-cell>
          <table:table-cell table:formula="of:=[.E5]*[.D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office:value-type="float" office:value="8064" calcext:value-type="float">
            <text:p>806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E6]+[.D6]" office:value-type="float" office:value="13" calcext:value-type="float">
            <text:p>13</text:p>
          </table:table-cell>
          <table:table-cell table:formula="of:=[.E6]*[.D6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[.B7]-[.B6]" office:value-type="float" office:value="122880" calcext:value-type="float">
            <text:p>1228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E7]+[.D7]" office:value-type="float" office:value="17" calcext:value-type="float">
            <text:p>17</text:p>
          </table:table-cell>
          <table:table-cell table:formula="of:=[.E7]*[.D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191" calcext:value-type="float">
            <text:p>8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[.B8]-[.B7]" office:value-type="float" office:value="393216" calcext:value-type="float">
            <text:p>3932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E8]+[.D8]" office:value-type="float" office:value="19" calcext:value-type="float">
            <text:p>19</text:p>
          </table:table-cell>
          <table:table-cell table:formula="of:=[.E8]*[.D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1071" calcext:value-type="float">
            <text:p>1310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[.B9]-[.B8]" office:value-type="float" office:value="2146959360" calcext:value-type="float">
            <text:p>214695936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9]+[.D9]" office:value-type="float" office:value="31" calcext:value-type="float">
            <text:p>31</text:p>
          </table:table-cell>
          <table:table-cell table:formula="of:=[.E9]*[.D9]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24287" calcext:value-type="float">
            <text:p>5242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^[.A10]-1" office:value-type="float" office:value="2.30584300921369E+018" calcext:value-type="float">
            <text:p>2,30584300921369E+018</text:p>
          </table:table-cell>
          <table:table-cell table:formula="of:=[.B10]-[.B9]" office:value-type="float" office:value="2.30584300706621E+018" calcext:value-type="float">
            <text:p>2,30584300706621E+0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E10]+[.D10]" office:value-type="float" office:value="61" calcext:value-type="float">
            <text:p>61</text:p>
          </table:table-cell>
          <table:table-cell table:formula="of:=[.E10]*[.D10]"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formula="of:=2^[.A11]-1" office:value-type="float" office:value="6.1897001964269E+026" calcext:value-type="float">
            <text:p>6,1897001964269E+026</text:p>
          </table:table-cell>
          <table:table-cell table:formula="of:=[.B11]-[.B10]" office:value-type="float" office:value="6.18970017336847E+026" calcext:value-type="float">
            <text:p>6,18970017336847E+02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[.E11]+[.D11]" office:value-type="float" office:value="89" calcext:value-type="float">
            <text:p>89</text:p>
          </table:table-cell>
          <table:table-cell table:formula="of:=[.E11]*[.D11]"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office:value-type="float" office:value="2.30584300921369E+018" calcext:value-type="float">
            <text:p>2,30584300921369E+0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formula="of:=2^[.A12]-1" office:value-type="float" office:value="1.62259276829213E+032" calcext:value-type="float">
            <text:p>1,62259276829213E+032</text:p>
          </table:table-cell>
          <table:table-cell table:formula="of:=[.B12]-[.B11]" office:value-type="float" office:value="1.62258657859194E+032" calcext:value-type="float">
            <text:p>1,62258657859194E+03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table:formula="of:=[.E12]+[.D12]" office:value-type="float" office:value="107" calcext:value-type="float">
            <text:p>107</text:p>
          </table:table-cell>
          <table:table-cell table:formula="of:=[.E12]*[.D12]"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6.1897001964269E+026" calcext:value-type="float">
            <text:p>6,1897001964269E+0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table:formula="of:=2^[.A13]-1" office:value-type="float" office:value="1.70141183460469E+038" calcext:value-type="float">
            <text:p>1,70141183460469E+038</text:p>
          </table:table-cell>
          <table:table-cell table:formula="of:=[.B13]-[.B12]" office:value-type="float" office:value="1.70141021201192E+038" calcext:value-type="float">
            <text:p>1,70141021201192E+038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table:formula="of:=[.E13]+[.D13]" office:value-type="float" office:value="127" calcext:value-type="float">
            <text:p>127</text:p>
          </table:table-cell>
          <table:table-cell table:formula="of:=[.E13]*[.D13]"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1.62259276829213E+032" calcext:value-type="float">
            <text:p>1,62259276829213E+0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Planilha4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MERSENNE</text:p>
          </table:table-cell>
          <table:table-cell table:style-name="ce2" office:value-type="string" calcext:value-type="string">
            <text:p>PRODUTO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2^[.A2]-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2^[.A3]-1" office:value-type="float" office:value="7" calcext:value-type="float">
            <text:p>7</text:p>
          </table:table-cell>
          <table:table-cell table:formula="of:=[.B3]-[.B2]" office:value-type="float" office:value="4" calcext:value-type="float">
            <text:p>4</text:p>
          </table:table-cell>
          <table:table-cell table:style-name="ce6" table:formula="of:=DEC2BIN([.C3])" office:value-type="string" office:string-value="100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-1" office:value-type="float" office:value="31" calcext:value-type="float">
            <text:p>31</text:p>
          </table:table-cell>
          <table:table-cell table:formula="of:=[.B4]-[.B3]" office:value-type="float" office:value="24" calcext:value-type="float">
            <text:p>24</text:p>
          </table:table-cell>
          <table:table-cell table:style-name="ce6" table:formula="of:=DEC2BIN([.C4])" office:value-type="string" office:string-value="11000" calcext:value-type="string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5]-1" office:value-type="float" office:value="127" calcext:value-type="float">
            <text:p>127</text:p>
          </table:table-cell>
          <table:table-cell table:formula="of:=[.B5]-[.B4]" office:value-type="float" office:value="96" calcext:value-type="float">
            <text:p>96</text:p>
          </table:table-cell>
          <table:table-cell table:style-name="ce6" table:formula="of:=DEC2BIN([.C5])" office:value-type="string" office:string-value="1100000" calcext:value-type="string">
            <text:p>11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formula="of:=2^[.A6]-1" office:value-type="float" office:value="8191" calcext:value-type="float">
            <text:p>8191</text:p>
          </table:table-cell>
          <table:table-cell table:formula="of:=[.B6]-[.B5]" office:value-type="float" office:value="8064" calcext:value-type="float">
            <text:p>8064</text:p>
          </table:table-cell>
          <table:table-cell table:style-name="ce7" table:formula="of:=DEC2BIN([.C6])" office:value-type="string" office:string-value="" calcext:value-type="error">
            <text:p>Erro:5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table:formula="of:=2^[.A7]-1" office:value-type="float" office:value="131071" calcext:value-type="float">
            <text:p>131071</text:p>
          </table:table-cell>
          <table:table-cell table:formula="of:=[.B7]-[.B6]" office:value-type="float" office:value="122880" calcext:value-type="float">
            <text:p>122880</text:p>
          </table:table-cell>
          <table:table-cell table:style-name="ce6" table:formula="of:=DEC2BIN([.C7])" office:value-type="string" office:string-value="" calcext:value-type="error">
            <text:p>Erro:502</text:p>
          </table:table-cell>
          <table:table-cell table:formula="of:=[.G7]-[.F7]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formula="of:=2^[.A8]-1" office:value-type="float" office:value="524287" calcext:value-type="float">
            <text:p>524287</text:p>
          </table:table-cell>
          <table:table-cell table:formula="of:=[.B8]-[.B7]" office:value-type="float" office:value="393216" calcext:value-type="float">
            <text:p>393216</text:p>
          </table:table-cell>
          <table:table-cell table:style-name="ce6" table:formula="of:=DEC2BIN([.C8])" office:value-type="string" office:string-value="" calcext:value-type="error">
            <text:p>Erro:502</text:p>
          </table:table-cell>
          <table:table-cell table:formula="of:=[.G8]-[.F8]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2^[.A9]-1" office:value-type="float" office:value="2147483647" calcext:value-type="float">
            <text:p>2147483647</text:p>
          </table:table-cell>
          <table:table-cell table:formula="of:=[.B9]-[.B8]" office:value-type="float" office:value="2146959360" calcext:value-type="float">
            <text:p>2146959360</text:p>
          </table:table-cell>
          <table:table-cell table:style-name="ce6" table:formula="of:=DEC2BIN([.C9])" office:value-type="string" office:string-value="" calcext:value-type="error">
            <text:p>Erro:502</text:p>
          </table:table-cell>
          <table:table-cell table:formula="of:=[.G9]-[.F9]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table:formula="of:=2^[.A10]-1" office:value-type="float" office:value="2.30584300921369E+018" calcext:value-type="float">
            <text:p>2,30584300921369E+018</text:p>
          </table:table-cell>
          <table:table-cell table:formula="of:=[.B10]-[.B9]" office:value-type="float" office:value="2.30584300706621E+018" calcext:value-type="float">
            <text:p>2,30584300706621E+018</text:p>
          </table:table-cell>
          <table:table-cell table:style-name="ce6" table:formula="of:=DEC2BIN([.C10])" office:value-type="string" office:string-value="" calcext:value-type="error">
            <text:p>Erro:502</text:p>
          </table:table-cell>
          <table:table-cell table:formula="of:=[.G10]-[.F10]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table:formula="of:=2^[.A11]-1" office:value-type="float" office:value="6.1897001964269E+026" calcext:value-type="float">
            <text:p>6,1897001964269E+026</text:p>
          </table:table-cell>
          <table:table-cell table:formula="of:=[.B11]-[.B10]" office:value-type="float" office:value="6.18970017336847E+026" calcext:value-type="float">
            <text:p>6,18970017336847E+026</text:p>
          </table:table-cell>
          <table:table-cell table:style-name="ce6" table:formula="of:=DEC2BIN([.C11])" office:value-type="string" office:string-value="" calcext:value-type="error">
            <text:p>Erro:502</text:p>
          </table:table-cell>
          <table:table-cell table:formula="of:=[.G11]-[.F11]" office:value-type="float" office:value="28" calcext:value-type="float">
            <text:p>28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formula="of:=2^[.A12]-1" office:value-type="float" office:value="1.62259276829213E+032" calcext:value-type="float">
            <text:p>1,62259276829213E+032</text:p>
          </table:table-cell>
          <table:table-cell table:formula="of:=[.B12]-[.B11]" office:value-type="float" office:value="1.62258657859194E+032" calcext:value-type="float">
            <text:p>1,62258657859194E+032</text:p>
          </table:table-cell>
          <table:table-cell table:style-name="ce6" table:formula="of:=DEC2BIN([.C12])" office:value-type="string" office:string-value="" calcext:value-type="error">
            <text:p>Erro:502</text:p>
          </table:table-cell>
          <table:table-cell table:formula="of:=[.G12]-[.F12]"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table:formula="of:=2^[.A13]-1" office:value-type="float" office:value="1.70141183460469E+038" calcext:value-type="float">
            <text:p>1,70141183460469E+038</text:p>
          </table:table-cell>
          <table:table-cell table:formula="of:=[.B13]-[.B12]" office:value-type="float" office:value="1.70141021201192E+038" calcext:value-type="float">
            <text:p>1,70141021201192E+038</text:p>
          </table:table-cell>
          <table:table-cell table:style-name="ce6" table:formula="of:=DEC2BIN([.C13])" office:value-type="string" office:string-value="" calcext:value-type="error">
            <text:p>Erro:502</text:p>
          </table:table-cell>
          <table:table-cell table:formula="of:=[.G13]-[.F13]"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  <table:table-cell table:formula="of:=[.G14]-[.F14]" office:value-type="float" office:value="394" calcext:value-type="float">
            <text:p>394</text:p>
          </table:table-cell>
          <table:table-cell office:value-type="float" office:value="127" calcext:value-type="float">
            <text:p>12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  <table:table-cell table:formula="of:=[.G15]-[.F15]" office:value-type="float" office:value="86" calcext:value-type="float">
            <text:p>86</text:p>
          </table:table-cell>
          <table:table-cell office:value-type="float" office:value="521" calcext:value-type="float">
            <text:p>52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/>
          <table:table-cell table:formula="of:=[.G16]-[.F16]" office:value-type="float" office:value="672" calcext:value-type="float">
            <text:p>672</text:p>
          </table:table-cell>
          <table:table-cell office:value-type="float" office:value="607" calcext:value-type="float">
            <text:p>60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3"/>
          <table:table-cell table:formula="of:=[.G17]-[.F17]" office:value-type="float" office:value="924" calcext:value-type="float">
            <text:p>924</text:p>
          </table:table-cell>
          <table:table-cell office:value-type="float" office:value="1279" calcext:value-type="float">
            <text:p>1279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3"/>
          <table:table-cell table:formula="of:=[.G18]-[.F18]" office:value-type="float" office:value="78" calcext:value-type="float">
            <text:p>78</text:p>
          </table:table-cell>
          <table:table-cell office:value-type="float" office:value="2203" calcext:value-type="float">
            <text:p>2203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/>
          <table:table-cell table:formula="of:=[.G19]-[.F19]" office:value-type="float" office:value="936" calcext:value-type="float">
            <text:p>936</text:p>
          </table:table-cell>
          <table:table-cell office:value-type="float" office:value="2281" calcext:value-type="float">
            <text:p>2281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3"/>
          <table:table-cell table:formula="of:=[.G20]-[.F20]" office:value-type="float" office:value="1036" calcext:value-type="float">
            <text:p>1036</text:p>
          </table:table-cell>
          <table:table-cell office:value-type="float" office:value="3217" calcext:value-type="float">
            <text:p>3217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3"/>
          <table:table-cell table:formula="of:=[.G21]-[.F21]" office:value-type="float" office:value="170" calcext:value-type="float">
            <text:p>170</text:p>
          </table:table-cell>
          <table:table-cell office:value-type="float" office:value="4253" calcext:value-type="float">
            <text:p>4253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3"/>
          <table:table-cell table:formula="of:=[.G22]-[.F22]" office:value-type="float" office:value="5266" calcext:value-type="float">
            <text:p>5266</text:p>
          </table:table-cell>
          <table:table-cell office:value-type="float" office:value="4423" calcext:value-type="float">
            <text:p>4423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3"/>
          <table:table-cell table:formula="of:=[.G23]-[.F23]" office:value-type="float" office:value="252" calcext:value-type="float">
            <text:p>252</text:p>
          </table:table-cell>
          <table:table-cell office:value-type="float" office:value="9689" calcext:value-type="float">
            <text:p>9689</text:p>
          </table:table-cell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table:number-columns-repeated="3"/>
          <table:table-cell table:formula="of:=[.G24]-[.F24]" office:value-type="float" office:value="1272" calcext:value-type="float">
            <text:p>1272</text:p>
          </table:table-cell>
          <table:table-cell office:value-type="float" office:value="9941" calcext:value-type="float">
            <text:p>9941</text:p>
          </table:table-cell>
          <table:table-cell office:value-type="float" office:value="11213" calcext:value-type="float">
            <text:p>11213</text:p>
          </table:table-cell>
        </table:table-row>
        <table:table-row table:style-name="ro1">
          <table:table-cell office:value-type="float" office:value="19937" calcext:value-type="float">
            <text:p>19937</text:p>
          </table:table-cell>
          <table:table-cell table:number-columns-repeated="3"/>
          <table:table-cell table:formula="of:=[.G25]-[.F25]" office:value-type="float" office:value="8724" calcext:value-type="float">
            <text:p>8724</text:p>
          </table:table-cell>
          <table:table-cell office:value-type="float" office:value="11213" calcext:value-type="float">
            <text:p>11213</text:p>
          </table:table-cell>
          <table:table-cell office:value-type="float" office:value="19937" calcext:value-type="float">
            <text:p>19937</text:p>
          </table:table-cell>
        </table:table-row>
        <table:table-row table:style-name="ro1">
          <table:table-cell office:value-type="float" office:value="21701" calcext:value-type="float">
            <text:p>21701</text:p>
          </table:table-cell>
          <table:table-cell table:number-columns-repeated="3"/>
          <table:table-cell table:formula="of:=[.G26]-[.F26]" office:value-type="float" office:value="1764" calcext:value-type="float">
            <text:p>1764</text:p>
          </table:table-cell>
          <table:table-cell office:value-type="float" office:value="19937" calcext:value-type="float">
            <text:p>19937</text:p>
          </table:table-cell>
          <table:table-cell office:value-type="float" office:value="21701" calcext:value-type="float">
            <text:p>21701</text:p>
          </table:table-cell>
        </table:table-row>
        <table:table-row table:style-name="ro1">
          <table:table-cell office:value-type="float" office:value="23209" calcext:value-type="float">
            <text:p>23209</text:p>
          </table:table-cell>
          <table:table-cell table:number-columns-repeated="3"/>
          <table:table-cell table:formula="of:=[.G27]-[.F27]" office:value-type="float" office:value="1508" calcext:value-type="float">
            <text:p>1508</text:p>
          </table:table-cell>
          <table:table-cell office:value-type="float" office:value="21701" calcext:value-type="float">
            <text:p>21701</text:p>
          </table:table-cell>
          <table:table-cell office:value-type="float" office:value="23209" calcext:value-type="float">
            <text:p>23209</text:p>
          </table:table-cell>
        </table:table-row>
        <table:table-row table:style-name="ro1">
          <table:table-cell office:value-type="float" office:value="44497" calcext:value-type="float">
            <text:p>44497</text:p>
          </table:table-cell>
          <table:table-cell table:number-columns-repeated="3"/>
          <table:table-cell table:formula="of:=[.G28]-[.F28]" office:value-type="float" office:value="21288" calcext:value-type="float">
            <text:p>21288</text:p>
          </table:table-cell>
          <table:table-cell office:value-type="float" office:value="23209" calcext:value-type="float">
            <text:p>23209</text:p>
          </table:table-cell>
          <table:table-cell office:value-type="float" office:value="44497" calcext:value-type="float">
            <text:p>44497</text:p>
          </table:table-cell>
        </table:table-row>
        <table:table-row table:style-name="ro1">
          <table:table-cell office:value-type="float" office:value="86243" calcext:value-type="float">
            <text:p>86243</text:p>
          </table:table-cell>
          <table:table-cell table:number-columns-repeated="3"/>
          <table:table-cell table:formula="of:=[.G29]-[.F29]" office:value-type="float" office:value="41746" calcext:value-type="float">
            <text:p>41746</text:p>
          </table:table-cell>
          <table:table-cell office:value-type="float" office:value="44497" calcext:value-type="float">
            <text:p>44497</text:p>
          </table:table-cell>
          <table:table-cell office:value-type="float" office:value="86243" calcext:value-type="float">
            <text:p>86243</text:p>
          </table:table-cell>
        </table:table-row>
        <table:table-row table:style-name="ro1">
          <table:table-cell office:value-type="float" office:value="110503" calcext:value-type="float">
            <text:p>110503</text:p>
          </table:table-cell>
          <table:table-cell table:number-columns-repeated="3"/>
          <table:table-cell table:formula="of:=[.G30]-[.F30]" office:value-type="float" office:value="24260" calcext:value-type="float">
            <text:p>24260</text:p>
          </table:table-cell>
          <table:table-cell office:value-type="float" office:value="86243" calcext:value-type="float">
            <text:p>86243</text:p>
          </table:table-cell>
          <table:table-cell office:value-type="float" office:value="110503" calcext:value-type="float">
            <text:p>110503</text:p>
          </table:table-cell>
        </table:table-row>
        <table:table-row table:style-name="ro1">
          <table:table-cell office:value-type="float" office:value="132049" calcext:value-type="float">
            <text:p>132049</text:p>
          </table:table-cell>
          <table:table-cell table:number-columns-repeated="3"/>
          <table:table-cell table:formula="of:=[.G31]-[.F31]" office:value-type="float" office:value="21546" calcext:value-type="float">
            <text:p>21546</text:p>
          </table:table-cell>
          <table:table-cell office:value-type="float" office:value="110503" calcext:value-type="float">
            <text:p>110503</text:p>
          </table:table-cell>
          <table:table-cell office:value-type="float" office:value="132049" calcext:value-type="float">
            <text:p>132049</text:p>
          </table:table-cell>
        </table:table-row>
        <table:table-row table:style-name="ro1">
          <table:table-cell office:value-type="float" office:value="216091" calcext:value-type="float">
            <text:p>216091</text:p>
          </table:table-cell>
          <table:table-cell table:number-columns-repeated="3"/>
          <table:table-cell table:formula="of:=[.G32]-[.F32]" office:value-type="float" office:value="84042" calcext:value-type="float">
            <text:p>84042</text:p>
          </table:table-cell>
          <table:table-cell office:value-type="float" office:value="132049" calcext:value-type="float">
            <text:p>132049</text:p>
          </table:table-cell>
          <table:table-cell office:value-type="float" office:value="216091" calcext:value-type="float">
            <text:p>216091</text:p>
          </table:table-cell>
        </table:table-row>
        <table:table-row table:style-name="ro1">
          <table:table-cell office:value-type="float" office:value="756839" calcext:value-type="float">
            <text:p>756839</text:p>
          </table:table-cell>
          <table:table-cell table:number-columns-repeated="3"/>
          <table:table-cell table:formula="of:=[.G33]-[.F33]" office:value-type="float" office:value="540748" calcext:value-type="float">
            <text:p>540748</text:p>
          </table:table-cell>
          <table:table-cell office:value-type="float" office:value="216091" calcext:value-type="float">
            <text:p>216091</text:p>
          </table:table-cell>
          <table:table-cell office:value-type="float" office:value="756839" calcext:value-type="float">
            <text:p>756839</text:p>
          </table:table-cell>
        </table:table-row>
        <table:table-row table:style-name="ro1">
          <table:table-cell office:value-type="float" office:value="859433" calcext:value-type="float">
            <text:p>859433</text:p>
          </table:table-cell>
          <table:table-cell table:number-columns-repeated="3"/>
          <table:table-cell table:formula="of:=[.G34]-[.F34]" office:value-type="float" office:value="102594" calcext:value-type="float">
            <text:p>102594</text:p>
          </table:table-cell>
          <table:table-cell office:value-type="float" office:value="756839" calcext:value-type="float">
            <text:p>756839</text:p>
          </table:table-cell>
          <table:table-cell office:value-type="float" office:value="859433" calcext:value-type="float">
            <text:p>859433</text:p>
          </table:table-cell>
        </table:table-row>
        <table:table-row table:style-name="ro1">
          <table:table-cell office:value-type="float" office:value="1257787" calcext:value-type="float">
            <text:p>1257787</text:p>
          </table:table-cell>
          <table:table-cell table:number-columns-repeated="3"/>
          <table:table-cell table:formula="of:=[.G35]-[.F35]" office:value-type="float" office:value="398354" calcext:value-type="float">
            <text:p>398354</text:p>
          </table:table-cell>
          <table:table-cell office:value-type="float" office:value="859433" calcext:value-type="float">
            <text:p>859433</text:p>
          </table:table-cell>
          <table:table-cell office:value-type="float" office:value="1257787" calcext:value-type="float">
            <text:p>1257787</text:p>
          </table:table-cell>
        </table:table-row>
        <table:table-row table:style-name="ro1">
          <table:table-cell office:value-type="float" office:value="1398269" calcext:value-type="float">
            <text:p>1398269</text:p>
          </table:table-cell>
          <table:table-cell table:number-columns-repeated="3"/>
          <table:table-cell table:formula="of:=[.G36]-[.F36]" office:value-type="float" office:value="140482" calcext:value-type="float">
            <text:p>140482</text:p>
          </table:table-cell>
          <table:table-cell office:value-type="float" office:value="1257787" calcext:value-type="float">
            <text:p>1257787</text:p>
          </table:table-cell>
          <table:table-cell office:value-type="float" office:value="1398269" calcext:value-type="float">
            <text:p>1398269</text:p>
          </table:table-cell>
        </table:table-row>
        <table:table-row table:style-name="ro1">
          <table:table-cell office:value-type="float" office:value="2976221" calcext:value-type="float">
            <text:p>2976221</text:p>
          </table:table-cell>
          <table:table-cell table:number-columns-repeated="3"/>
          <table:table-cell table:formula="of:=[.G37]-[.F37]" office:value-type="float" office:value="1577952" calcext:value-type="float">
            <text:p>1577952</text:p>
          </table:table-cell>
          <table:table-cell office:value-type="float" office:value="1398269" calcext:value-type="float">
            <text:p>1398269</text:p>
          </table:table-cell>
          <table:table-cell office:value-type="float" office:value="2976221" calcext:value-type="float">
            <text:p>2976221</text:p>
          </table:table-cell>
        </table:table-row>
        <table:table-row table:style-name="ro1">
          <table:table-cell office:value-type="float" office:value="3021377" calcext:value-type="float">
            <text:p>3021377</text:p>
          </table:table-cell>
          <table:table-cell table:number-columns-repeated="3"/>
          <table:table-cell table:formula="of:=[.G38]-[.F38]" office:value-type="float" office:value="45156" calcext:value-type="float">
            <text:p>45156</text:p>
          </table:table-cell>
          <table:table-cell office:value-type="float" office:value="2976221" calcext:value-type="float">
            <text:p>2976221</text:p>
          </table:table-cell>
          <table:table-cell office:value-type="float" office:value="3021377" calcext:value-type="float">
            <text:p>3021377</text:p>
          </table:table-cell>
        </table:table-row>
        <table:table-row table:style-name="ro1">
          <table:table-cell office:value-type="float" office:value="6972593" calcext:value-type="float">
            <text:p>6972593</text:p>
          </table:table-cell>
          <table:table-cell table:number-columns-repeated="3"/>
          <table:table-cell table:formula="of:=[.G39]-[.F39]" office:value-type="float" office:value="3951216" calcext:value-type="float">
            <text:p>3951216</text:p>
          </table:table-cell>
          <table:table-cell office:value-type="float" office:value="3021377" calcext:value-type="float">
            <text:p>3021377</text:p>
          </table:table-cell>
          <table:table-cell office:value-type="float" office:value="6972593" calcext:value-type="float">
            <text:p>6972593</text:p>
          </table:table-cell>
        </table:table-row>
        <table:table-row table:style-name="ro1">
          <table:table-cell office:value-type="float" office:value="13466917" calcext:value-type="float">
            <text:p>13466917</text:p>
          </table:table-cell>
          <table:table-cell table:number-columns-repeated="3"/>
          <table:table-cell table:formula="of:=[.G40]-[.F40]" office:value-type="float" office:value="6494324" calcext:value-type="float">
            <text:p>6494324</text:p>
          </table:table-cell>
          <table:table-cell office:value-type="float" office:value="6972593" calcext:value-type="float">
            <text:p>6972593</text:p>
          </table:table-cell>
          <table:table-cell office:value-type="float" office:value="13466917" calcext:value-type="float">
            <text:p>13466917</text:p>
          </table:table-cell>
        </table:table-row>
        <table:table-row table:style-name="ro1">
          <table:table-cell office:value-type="float" office:value="20996011" calcext:value-type="float">
            <text:p>20996011</text:p>
          </table:table-cell>
          <table:table-cell table:number-columns-repeated="3"/>
          <table:table-cell table:formula="of:=[.G41]-[.F41]" office:value-type="float" office:value="7529094" calcext:value-type="float">
            <text:p>7529094</text:p>
          </table:table-cell>
          <table:table-cell office:value-type="float" office:value="13466917" calcext:value-type="float">
            <text:p>13466917</text:p>
          </table:table-cell>
          <table:table-cell office:value-type="float" office:value="20996011" calcext:value-type="float">
            <text:p>20996011</text:p>
          </table:table-cell>
        </table:table-row>
        <table:table-row table:style-name="ro1">
          <table:table-cell office:value-type="float" office:value="24036583" calcext:value-type="float">
            <text:p>24036583</text:p>
          </table:table-cell>
          <table:table-cell table:number-columns-repeated="3"/>
          <table:table-cell table:formula="of:=[.G42]-[.F42]" office:value-type="float" office:value="3040572" calcext:value-type="float">
            <text:p>3040572</text:p>
          </table:table-cell>
          <table:table-cell office:value-type="float" office:value="20996011" calcext:value-type="float">
            <text:p>20996011</text:p>
          </table:table-cell>
          <table:table-cell office:value-type="float" office:value="24036583" calcext:value-type="float">
            <text:p>24036583</text:p>
          </table:table-cell>
        </table:table-row>
        <table:table-row table:style-name="ro1">
          <table:table-cell office:value-type="float" office:value="25964951" calcext:value-type="float">
            <text:p>25964951</text:p>
          </table:table-cell>
          <table:table-cell table:number-columns-repeated="3"/>
          <table:table-cell table:formula="of:=[.G43]-[.F43]" office:value-type="float" office:value="1928368" calcext:value-type="float">
            <text:p>1928368</text:p>
          </table:table-cell>
          <table:table-cell office:value-type="float" office:value="24036583" calcext:value-type="float">
            <text:p>24036583</text:p>
          </table:table-cell>
          <table:table-cell office:value-type="float" office:value="25964951" calcext:value-type="float">
            <text:p>25964951</text:p>
          </table:table-cell>
        </table:table-row>
        <table:table-row table:style-name="ro1">
          <table:table-cell office:value-type="float" office:value="30402457" calcext:value-type="float">
            <text:p>30402457</text:p>
          </table:table-cell>
          <table:table-cell table:number-columns-repeated="3"/>
          <table:table-cell table:formula="of:=[.G44]-[.F44]" office:value-type="float" office:value="4437506" calcext:value-type="float">
            <text:p>4437506</text:p>
          </table:table-cell>
          <table:table-cell office:value-type="float" office:value="25964951" calcext:value-type="float">
            <text:p>25964951</text:p>
          </table:table-cell>
          <table:table-cell office:value-type="float" office:value="30402457" calcext:value-type="float">
            <text:p>30402457</text:p>
          </table:table-cell>
        </table:table-row>
        <table:table-row table:style-name="ro1">
          <table:table-cell office:value-type="float" office:value="32582657" calcext:value-type="float">
            <text:p>32582657</text:p>
          </table:table-cell>
          <table:table-cell table:number-columns-repeated="3"/>
          <table:table-cell table:formula="of:=[.G45]-[.F45]" office:value-type="float" office:value="2180200" calcext:value-type="float">
            <text:p>2180200</text:p>
          </table:table-cell>
          <table:table-cell office:value-type="float" office:value="30402457" calcext:value-type="float">
            <text:p>30402457</text:p>
          </table:table-cell>
          <table:table-cell office:value-type="float" office:value="32582657" calcext:value-type="float">
            <text:p>32582657</text:p>
          </table:table-cell>
        </table:table-row>
        <table:table-row table:style-name="ro1">
          <table:table-cell office:value-type="float" office:value="37156667" calcext:value-type="float">
            <text:p>37156667</text:p>
          </table:table-cell>
          <table:table-cell table:number-columns-repeated="3"/>
          <table:table-cell table:formula="of:=[.G46]-[.F46]" office:value-type="float" office:value="4574010" calcext:value-type="float">
            <text:p>4574010</text:p>
          </table:table-cell>
          <table:table-cell office:value-type="float" office:value="32582657" calcext:value-type="float">
            <text:p>32582657</text:p>
          </table:table-cell>
          <table:table-cell office:value-type="float" office:value="37156667" calcext:value-type="float">
            <text:p>37156667</text:p>
          </table:table-cell>
        </table:table-row>
        <table:table-row table:style-name="ro1">
          <table:table-cell office:value-type="float" office:value="42643801" calcext:value-type="float">
            <text:p>42643801</text:p>
          </table:table-cell>
          <table:table-cell table:number-columns-repeated="3"/>
          <table:table-cell table:formula="of:=[.G47]-[.F47]" office:value-type="float" office:value="5487134" calcext:value-type="float">
            <text:p>5487134</text:p>
          </table:table-cell>
          <table:table-cell office:value-type="float" office:value="37156667" calcext:value-type="float">
            <text:p>37156667</text:p>
          </table:table-cell>
          <table:table-cell office:value-type="float" office:value="42643801" calcext:value-type="float">
            <text:p>42643801</text:p>
          </table:table-cell>
        </table:table-row>
        <table:table-row table:style-name="ro1">
          <table:table-cell office:value-type="float" office:value="43112609" calcext:value-type="float">
            <text:p>43112609</text:p>
          </table:table-cell>
          <table:table-cell table:number-columns-repeated="3"/>
          <table:table-cell table:formula="of:=[.G48]-[.F48]" office:value-type="float" office:value="468808" calcext:value-type="float">
            <text:p>468808</text:p>
          </table:table-cell>
          <table:table-cell office:value-type="float" office:value="42643801" calcext:value-type="float">
            <text:p>42643801</text:p>
          </table:table-cell>
          <table:table-cell office:value-type="float" office:value="43112609" calcext:value-type="float">
            <text:p>43112609</text:p>
          </table:table-cell>
        </table:table-row>
        <table:table-row table:style-name="ro1">
          <table:table-cell office:value-type="float" office:value="57885161" calcext:value-type="float">
            <text:p>57885161</text:p>
          </table:table-cell>
          <table:table-cell table:number-columns-repeated="3"/>
          <table:table-cell table:formula="of:=[.G49]-[.F49]" office:value-type="float" office:value="14772552" calcext:value-type="float">
            <text:p>14772552</text:p>
          </table:table-cell>
          <table:table-cell office:value-type="float" office:value="43112609" calcext:value-type="float">
            <text:p>43112609</text:p>
          </table:table-cell>
          <table:table-cell office:value-type="float" office:value="57885161" calcext:value-type="float">
            <text:p>57885161</text:p>
          </table:table-cell>
        </table:table-row>
        <table:table-row table:style-name="ro1">
          <table:table-cell office:value-type="float" office:value="74207281" calcext:value-type="float">
            <text:p>74207281</text:p>
          </table:table-cell>
          <table:table-cell table:number-columns-repeated="3"/>
          <table:table-cell table:formula="of:=[.G50]-[.F50]" office:value-type="float" office:value="16322120" calcext:value-type="float">
            <text:p>16322120</text:p>
          </table:table-cell>
          <table:table-cell office:value-type="float" office:value="57885161" calcext:value-type="float">
            <text:p>57885161</text:p>
          </table:table-cell>
          <table:table-cell office:value-type="float" office:value="74207281" calcext:value-type="float">
            <text:p>74207281</text:p>
          </table:table-cell>
        </table:table-row>
        <table:table-row table:style-name="ro1">
          <table:table-cell table:number-columns-repeated="5"/>
          <table:table-cell office:value-type="float" office:value="74207281" calcext:value-type="float">
            <text:p>742072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8:44:05.9995269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3:06.424639189</meta:creation-date>
    <dc:date>2016-06-13T13:43:58.986661597</dc:date>
    <meta:editing-duration>PT14H38M58S</meta:editing-duration>
    <meta:editing-cycles>8</meta:editing-cycles>
    <meta:generator>LibreOffice/5.0.6.3$Linux_X86_64 LibreOffice_project/490fc03b25318460cfc54456516ea2519c11d1aa</meta:generator>
    <meta:document-statistic meta:table-count="4" meta:cell-count="481" meta:object-count="0"/>
  </office:meta>
</office:document-meta>
</file>